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925in" fo:margin-left="0in" fo:margin-top="0in" fo:margin-bottom="0in" table:align="left"/>
    </style:style>
    <style:style style:name="Table1.A" style:family="table-column">
      <style:table-column-properties style:column-width="2.7563in"/>
    </style:style>
    <style:style style:name="Table1.B" style:family="table-column">
      <style:table-column-properties style:column-width="4.1681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B1" style:family="table-cell">
      <style:table-cell-properties fo:padding-left="0.0785in" fo:padding-right="0.075in" fo:padding-top="0in" fo:padding-bottom="0in" fo:border="0.5pt solid #000000"/>
    </style:style>
    <style:style style:name="P1" style:family="paragraph" style:parent-style-name="Standard">
      <style:paragraph-properties fo:line-height="100%"/>
    </style:style>
    <style:style style:name="P2"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style>
    <style:style style:name="P3" style:family="paragraph" style:parent-style-name="Standard" style:master-page-name="Standard">
      <style:paragraph-properties fo:margin-left="0in" fo:margin-right="0in" fo:margin-top="0in" fo:margin-bottom="0.0972in" loext:contextual-spacing="false" fo:line-height="120%" fo:text-align="start" style:justify-single-word="false" fo:keep-together="auto" fo:orphans="2" fo:widows="2" fo:text-indent="0in" style:auto-text-indent="false" style:page-number="1" fo:padding="0in" fo:border="none" fo:keep-with-next="auto"/>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Arial" style:font-name-asian="Arial1" style:font-name-complex="Arial1"/>
    </style:style>
    <style:style style:name="P6" style:family="paragraph" style:parent-style-name="Standard">
      <loext:graphic-properties draw:fill="solid" draw:fill-color="#ffffff"/>
      <style:paragraph-properties fo:margin-top="0in" fo:margin-bottom="0.1665in" loext:contextual-spacing="false" fo:line-height="100%" fo:background-color="#ffffff"/>
    </style:style>
    <style:style style:name="T1" style:family="text">
      <style:text-properties fo:font-variant="normal" fo:text-transform="none" style:text-line-through-style="none" style:text-line-through-type="none" style:text-position="0% 100%" style:font-name="Arial" fo:font-size="12pt" fo:font-style="normal" style:text-underline-style="none" style:font-name-asian="Arial1" style:font-size-asian="12pt" style:font-style-asian="normal" style:font-name-complex="Arial1" style:font-size-complex="12pt"/>
    </style:style>
    <style:style style:name="T2" style:family="text">
      <style:text-properties fo:font-variant="normal" fo:text-transform="none"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3" style:family="text">
      <style:text-properties style:font-name="Arial" style:font-name-asian="Arial1" style:font-name-complex="Arial1"/>
    </style:style>
    <style:style style:name="T4" style:family="text">
      <style:text-properties style:font-name="Arial" style:font-name-asian="Arial1" style:font-name-complex="Arial1" fo:background-color="#ffff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Ответы нужно давать лаконичные, достаточно продемонстрировать понимание предмета.</text:span></text:p>
      <table:table table:name="Table1" table:style-name="Table1">
        <table:table-column table:style-name="Table1.A"/>
        <table:table-column table:style-name="Table1.B"/>
        <table:table-row table:style-name="Table1.1">
          <table:table-cell table:style-name="Table1.A1" office:value-type="string">
            <text:p text:style-name="P4"><text:span text:style-name="T1">Ф.И.О.</text:span></text:p>
          </table:table-cell>
          <table:table-cell table:style-name="Table1.B1" office:value-type="string">
            <text:p text:style-name="P4"><text:span text:style-name="T3">Симкин Кирилл Юрьевич</text:span></text:p>
          </table:table-cell>
        </table:table-row>
        <table:table-row table:style-name="Table1.1">
          <table:table-cell table:style-name="Table1.B1" table:number-columns-spanned="2" office:value-type="string">
            <text:p text:style-name="P4"><text:span text:style-name="T2">Java</text:span></text:p>
          </table:table-cell>
          <table:covered-table-cell/>
        </table:table-row>
        <table:table-row table:style-name="Table1.1">
          <table:table-cell table:style-name="Table1.A1" office:value-type="string">
            <text:p text:style-name="P4"><text:span text:style-name="T1">Что такое переопределение метода?</text:span></text:p>
          </table:table-cell>
          <table:table-cell table:style-name="Table1.B1" office:value-type="string">
            <text:p text:style-name="P4"><text:span text:style-name="T3">Нужная нам реализация метода родителя в дочернем классе </text:span></text:p>
          </table:table-cell>
        </table:table-row>
        <table:table-row table:style-name="Table1.1">
          <table:table-cell table:style-name="Table1.A1" office:value-type="string">
            <text:p text:style-name="P4"><text:span text:style-name="T1">Какие бывают виды классов?</text:span></text:p>
          </table:table-cell>
          <table:table-cell table:style-name="Table1.B1" office:value-type="string">
            <text:p text:style-name="P4"><text:span text:style-name="T3">Вложенные внутренние, вложенные статические, анонимные, локальные</text:span></text:p>
          </table:table-cell>
        </table:table-row>
        <table:table-row table:style-name="Table1.1">
          <table:table-cell table:style-name="Table1.A1" office:value-type="string">
            <text:p text:style-name="P4"><text:span text:style-name="T1">Как и зачем можно использовать модификатор final?</text:span></text:p>
          </table:table-cell>
          <table:table-cell table:style-name="Table1.B1" office:value-type="string">
            <text:p text:style-name="P4"><text:span text:style-name="T3">Применим для классов, полей и методов как способ сделать дальнейшее их изменение невозможным. Используется для создания констант, для запрета переопределения методов в классах-наследниках, для запрета наследования от класса </text:span></text:p>
          </table:table-cell>
        </table:table-row>
        <table:table-row table:style-name="Table1.1">
          <table:table-cell table:style-name="Table1.A1" office:value-type="string">
            <text:p text:style-name="P4"><text:span text:style-name="T1">Какие есть варианты использования ключевого слова try?</text:span></text:p>
          </table:table-cell>
          <table:table-cell table:style-name="Table1.B1" office:value-type="string">
            <text:p text:style-name="P4"><text:span text:style-name="T3">В блоке try/catch. Вложено, например, try… try - catch. С использование блока оператора finally, выполняющегося после блока try/catch </text:span></text:p>
          </table:table-cell>
        </table:table-row>
        <table:table-row table:style-name="Table1.1">
          <table:table-cell table:style-name="Table1.A1" office:value-type="string">
            <text:p text:style-name="P4"><text:span text:style-name="T1">Какие есть стандартные реализации интерфейса List и в каких ситуациях их нужно использовать?</text:span></text:p>
          </table:table-cell>
          <table:table-cell table:style-name="Table1.B1" office:value-type="string">
            <text:p text:style-name="P4"><text:span text:style-name="T3">ArrayList - реализация списка на основе массива, используем при большем количестве запросов - O(1) и меньшем количестве вставок и удалений, т.к время выполнения будет зависеть от колл. элементов O(n)</text:span></text:p>
            <text:p text:style-name="P4"><text:span text:style-name="T3"><text:s/></text:span></text:p>
            <text:p text:style-name="P4"><text:span text:style-name="T3">LinkedList - реализация на основе двусвязного списка, используем при необходимости получения константного времени O(1) при вставке/удалении в любое место списка и меньшем количестве запросов, т.к сложность - O(n)</text:span></text:p>
            <text:p text:style-name="P5"/>
            <text:p text:style-name="P4"><text:span text:style-name="T3">Vector - используем при необходимости потокобезопасной реализации динамически изменяющегося массива</text:span></text:p>
            <text:p text:style-name="P5"/>
            <text:p text:style-name="P4"><text:span text:style-name="T3">Stack - используем для реализации структуры стека(LIFO) </text:span></text:p>
          </table:table-cell>
        </table:table-row>
        <table:table-row table:style-name="Table1.1">
          <table:table-cell table:style-name="Table1.A1" office:value-type="string">
            <text:p text:style-name="P4"><text:span text:style-name="T1">В чём основная идея стримов из пакета java.util.stream?</text:span></text:p>
          </table:table-cell>
          <table:table-cell table:style-name="Table1.B1" office:value-type="string">
            <text:p text:style-name="P4"><text:span text:style-name="T3"><text:s/>Stream в целом упрощает работу с коллекциями(операции фильтрации, сортировки, обработки), позволяя писать в функциональном стиле </text:span></text:p>
          </table:table-cell>
        </table:table-row>
        <table:table-row table:style-name="Table1.1">
          <table:table-cell table:style-name="Table1.B1" table:number-columns-spanned="2" office:value-type="string">
            <text:p text:style-name="P4"><text:span text:style-name="T2">Разное</text:span></text:p>
          </table:table-cell>
          <table:covered-table-cell/>
        </table:table-row>
        <table:table-row table:style-name="Table1.1">
          <table:table-cell table:style-name="Table1.A1" office:value-type="string">
            <text:p text:style-name="P4"><text:span text:style-name="T1">Каким критериям должна удовлетворять «хорошая» хэш-функция?</text:span></text:p>
          </table:table-cell>
          <table:table-cell table:style-name="Table1.B1" office:value-type="string">
            <text:p text:style-name="P4"><text:span text:style-name="T4">Хэш всегда уникален для каждого массива информации(случай идеальной хэш-функции),</text:span></text:p>
            <text:p text:style-name="P4"><text:span text:style-name="T4">при самом незначительном изменении входной информации ее хэш полностью меняется, хэш функция должна быть необратима, хэширование должно быстро вычислить хэш для большого объема информации, также должна уметь приводить любой объем данных к числу заданной длины </text:span></text:p>
          </table:table-cell>
        </table:table-row>
        <table:table-row table:style-name="Table1.1">
          <table:table-cell table:style-name="Table1.A1" office:value-type="string">
            <text:p text:style-name="P4"><text:span text:style-name="T1">В чём причина популярности и широкого распространения кодировки UTF-8?</text:span></text:p>
          </table:table-cell>
          <table:table-cell table:style-name="Table1.B1" office:value-type="string">
            <text:p text:style-name="P4"><text:span text:style-name="T3">В целом, в том, что UTF-8 </text:span><text:span text:style-name="T4">сокращает объем памяти, занимаемый символами на латинице (кодирует латинские буквы и символы одним байтом)</text:span></text:p>
          </table:table-cell>
        </table:table-row>
        <table:table-row table:style-name="Table1.1">
          <table:table-cell table:style-name="Table1.A1" office:value-type="string">
            <text:p text:style-name="P4"><text:span text:style-name="T1">Сравните форматы XML и JSON. Когда какой использовать?</text:span></text:p>
          </table:table-cell>
          <table:table-cell table:style-name="Table1.B1" office:value-type="string">
            <text:p text:style-name="P6"><text:span text:style-name="T3">XML - язык разметки для кодирования документов. XML файлы хранят данные в текстовом формате, что обеспечивает независимый от программного и аппаратного обеспечения способ хранения, транспортировки и обмена данными. JSON - формат обмена данными на основе JS</text:span></text:p>
            <text:p text:style-name="P6"><text:span text:style-name="T3">XML - синтаксически более многословен, JSON-файлы как правило, меньше при равном объеме информации, XML позволяет помещать метаданные в теги в форме атрибутов </text:span></text:p>
            <text:p text:style-name="P1"><text:span text:style-name="T3">В целом, JSON - <text:s/>относительно новый формат, имеющий не такую широкую поддержку</text:span></text:p>
            <text:p text:style-name="P5"/>
          </table:table-cell>
        </table:table-row>
        <table:table-row table:style-name="Table1.1">
          <table:table-cell table:style-name="Table1.A1" office:value-type="string">
            <text:p text:style-name="P4"><text:span text:style-name="T1">Опишите что будет происходить «под капотом» после ввода адреса сайта в браузере и нажатия Enter?</text:span></text:p>
          </table:table-cell>
          <table:table-cell table:style-name="Table1.B1" office:value-type="string">
            <text:p text:style-name="P4"><text:span text:style-name="T3">в зависимости от протокола, будет отправлен GET запрос на соответствующий порт( 80 - http, 443 - https)</text:span></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ru" fo:country="RU"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1" meta:paragraph-count="32" meta:word-count="395" meta:character-count="2951" meta:non-whitespace-character-count="2577"/>
    <meta:generator>LibreOfficeDev/6.0.5.2$Linux_X86_64 LibreOffice_project/</meta:generator>
  </office:meta>
</office:document-meta>
</file>